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draw:auto-grow-height="false" fo:min-height="7.46mm" fo:min-width="66.77mm"/>
    </style:style>
    <style:style style:name="gr3" style:family="graphic">
      <style:graphic-properties draw:textarea-horizontal-align="justify" draw:textarea-vertical-align="middle" draw:auto-grow-height="false" fo:min-height="7.44mm" fo:min-width="66.77m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2.86mm" svg:y="10.62mm">
            <loext:p draw:notify-on-update-of-ranges="Sheet1.B3:Sheet1.B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8.45mm" svg:y="156.92mm">
            <loext:p draw:notify-on-update-of-ranges="Sheet1.B38:Sheet1.B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stra Orbbe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imag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05363" calcext:value-type="float">
            <text:p>0.080536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353359" calcext:value-type="float">
            <text:p>0.0935335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638306" calcext:value-type="float">
            <text:p>0.0963830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972332" calcext:value-type="float">
            <text:p>0.0897233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081816" calcext:value-type="float">
            <text:p>0.0908181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26929" calcext:value-type="float">
            <text:p>0.072692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965271" calcext:value-type="float">
            <text:p>0.0696527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719399" calcext:value-type="float">
            <text:p>0.0871939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446994" calcext:value-type="float">
            <text:p>0.0744699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891175" calcext:value-type="float">
            <text:p>0.0789117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249116" calcext:value-type="float">
            <text:p>0.0824911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9949987" calcext:value-type="float">
            <text:p>0.05994998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17639385" calcext:value-type="float">
            <text:p>0.11763938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652494" calcext:value-type="float">
            <text:p>0.1565249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7920862" calcext:value-type="float">
            <text:p>0.3792086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0059025" calcext:value-type="float">
            <text:p>0.1000590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0436645" calcext:value-type="float">
            <text:p>0.09043664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664891" calcext:value-type="float">
            <text:p>0.0666489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5287975" calcext:value-type="float">
            <text:p>0.07528797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1504295" calcext:value-type="float">
            <text:p>0.05150429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3432577" calcext:value-type="float">
            <text:p>0.1343257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5535732" calcext:value-type="float">
            <text:p>0.1553573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6918497" calcext:value-type="float">
            <text:p>0.06918497</text:p>
          </table:table-cell>
          <table:table-cell table:number-columns-repeated="5"/>
          <table:table-cell>
            <draw:custom-shape table:end-cell-address="Sheet1.K26" table:end-x="1.24mm" table:end-y="3.73mm" draw:z-index="2" draw:style-name="gr2" svg:width="66.77mm" svg:height="7.46mm" svg:x="2.22mm" svg:y="0.8mm">
              <text:p>Overall Mean Error: 0.1081118023</text:p>
              <draw:enhanced-geometry svg:viewBox="0 0 21600 21600" draw:type="rectangle" draw:enhanced-path="M 0 0 L 21600 0 21600 21600 0 21600 0 0 Z N"/>
            </draw:custom-shape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8889652" calcext:value-type="float">
            <text:p>0.04888965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6607323" calcext:value-type="float">
            <text:p>0.06607323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5783275" calcext:value-type="float">
            <text:p>0.4578327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3280953" calcext:value-type="float">
            <text:p>0.1328095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00464225" calcext:value-type="float">
            <text:p>0.10046422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151558" calcext:value-type="float">
            <text:p>0.2415155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312618" calcext:value-type="float">
            <text:p>0.1031261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0006377" calcext:value-type="float">
            <text:p>0.100063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8])" office:value-type="float" office:value="0.1081118023125" calcext:value-type="float">
            <text:p>0.108111802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al Sens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435016" calcext:value-type="float">
            <text:p>0.1443501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1524744" calcext:value-type="float">
            <text:p>0.1215247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595157" calcext:value-type="float">
            <text:p>0.1159515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714209" calcext:value-type="float">
            <text:p>0.0971420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057887" calcext:value-type="float">
            <text:p>0.1005788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191958" calcext:value-type="float">
            <text:p>0.1319195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489028" calcext:value-type="float">
            <text:p>0.1748902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31731" calcext:value-type="float">
            <text:p>0.083173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1667065" calcext:value-type="float">
            <text:p>0.12166706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241866" calcext:value-type="float">
            <text:p>0.1324186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967369" calcext:value-type="float">
            <text:p>0.1296736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0392215" calcext:value-type="float">
            <text:p>0.10039221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316083" calcext:value-type="float">
            <text:p>0.1431608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025275" calcext:value-type="float">
            <text:p>0.1402527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667526" calcext:value-type="float">
            <text:p>0.1266752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213072" calcext:value-type="float">
            <text:p>0.1021307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8064905" calcext:value-type="float">
            <text:p>0.0806490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8676285" calcext:value-type="float">
            <text:p>0.06867628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651108" calcext:value-type="float">
            <text:p>0.08651108</text:p>
          </table:table-cell>
          <table:table-cell table:number-columns-repeated="5"/>
          <table:table-cell>
            <draw:custom-shape table:end-cell-address="Sheet1.K58" table:end-x="3.71mm" table:end-y="0.8mm" draw:z-index="3" draw:style-name="gr3" svg:width="66.77mm" svg:height="7.44mm" svg:x="4.69mm" svg:y="2.41mm">
              <text:p>Overall Mean Error: 0.122868849</text:p>
              <draw:enhanced-geometry svg:viewBox="0 0 21600 21600" draw:type="rectangle" draw:enhanced-path="M 0 0 L 21600 0 21600 21600 0 21600 0 0 Z N"/>
            </draw:custom-shape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330522" calcext:value-type="float">
            <text:p>0.15330522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969638" calcext:value-type="float">
            <text:p>0.1196963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96860476" calcext:value-type="float">
            <text:p>0.09686047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81297584" calcext:value-type="float">
            <text:p>0.0812975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8:.B53])" office:value-type="float" office:value="0.122868849" calcext:value-type="float">
            <text:p>0.12286884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/00/0000</text:date>, <text:time style:data-style-name="N2" text:time-value="20:56:42.915483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8:50:49.690467408</meta:creation-date>
    <dc:date>2019-05-20T20:58:19.918446022</dc:date>
    <meta:editing-duration>PT17M1S</meta:editing-duration>
    <meta:editing-cycles>5</meta:editing-cycles>
    <meta:generator>LibreOffice/5.1.6.2$Linux_X86_64 LibreOffice_project/10m0$Build-2</meta:generator>
    <meta:document-statistic meta:table-count="1" meta:cell-count="11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911cm" svg:y="0.316cm" chart:style-name="ch2">
          <text:p>Mean Reprojection Error per Image (Astra Orbbec Camera)  </text:p>
        </chart:title>
        <chart:subtitle svg:x="4.596cm" svg:y="1.275cm" chart:style-name="ch3">
          <text:p>Intrinsic Calibration with ROS-package</text:p>
        </chart:subtitle>
        <chart:plot-area chart:style-name="ch4" table:cell-range-address="Sheet1.B3:Sheet1.B16" svg:x="1.331cm" svg:y="2.138cm" svg:width="14.349cm" svg:height="5.701cm">
          <chartooo:coordinate-region svg:x="2.243cm" svg:y="2.337cm" svg:width="13.437cm" svg:height="4.855cm"/>
          <chart:axis chart:dimension="x" chart:name="primary-x" chart:style-name="ch5">
            <chart:title svg:x="7.561cm" svg:y="8.019cm" chart:style-name="ch6">
              <text:p>Image Index</text:p>
            </chart:title>
            <chart:grid chart:style-name="ch7" chart:class="major"/>
          </chart:axis>
          <chart:axis chart:dimension="y" chart:name="primary-y" chart:style-name="ch8">
            <chart:title svg:x="0.451cm" svg:y="6.5cm" chart:style-name="ch9">
              <text:p>Mean Error in Pixels</text:p>
            </chart:title>
            <chart:grid chart:style-name="ch7" chart:class="major"/>
          </chart:axis>
          <chart:series chart:style-name="ch10" chart:values-cell-range-address="Sheet1.B3:Sheet1.B16" chart:class="chart:bar">
            <chart:mean-value chart:style-name="ch11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05363">
                <text:p>0.0805363</text:p>
                <draw:g>
                  <svg:desc>Sheet1.B3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53359">
                <text:p>0.09353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638306">
                <text:p>0.09638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972332">
                <text:p>0.08972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081816">
                <text:p>0.09081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26929">
                <text:p>0.0726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965271">
                <text:p>0.06965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719399">
                <text:p>0.08719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446994">
                <text:p>0.07446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891175">
                <text:p>0.07891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249116">
                <text:p>0.08249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9949987">
                <text:p>0.059949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7639385">
                <text:p>0.117639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652494">
                <text:p>0.15652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8cm" svg:y="0.316cm" chart:style-name="ch2">
          <text:p>Mean Reprojection Error per Image (RealSense D-435)</text:p>
        </chart:title>
        <chart:subtitle svg:x="4.556cm" svg:y="1.275cm" chart:style-name="ch3">
          <text:p>Intrinsic Calibration  with ROS package</text:p>
        </chart:subtitle>
        <chart:plot-area chart:style-name="ch4" table:cell-range-address="Sheet1.B38:Sheet1.B53" svg:x="1.331cm" svg:y="2.138cm" svg:width="14.349cm" svg:height="5.701cm">
          <chartooo:coordinate-region svg:x="2.243cm" svg:y="2.337cm" svg:width="13.437cm" svg:height="4.855cm"/>
          <chart:axis chart:dimension="x" chart:name="primary-x" chart:style-name="ch5">
            <chart:title svg:x="7.561cm" svg:y="8.019cm" chart:style-name="ch6">
              <text:p>Image Index</text:p>
            </chart:title>
            <chart:grid chart:style-name="ch7" chart:class="major"/>
          </chart:axis>
          <chart:axis chart:dimension="y" chart:name="primary-y" chart:style-name="ch8">
            <chart:title svg:x="0.451cm" svg:y="6.5cm" chart:style-name="ch9">
              <text:p>Mean Error in Pixels</text:p>
            </chart:title>
            <chart:grid chart:style-name="ch7" chart:class="major"/>
          </chart:axis>
          <chart:series chart:style-name="ch10" chart:values-cell-range-address="Sheet1.B38:Sheet1.B53" chart:class="chart:bar">
            <chart:mean-value chart:style-name="ch11"/>
            <chart:regression-curve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435016">
                <text:p>0.14435016</text:p>
                <draw:g>
                  <svg:desc>Sheet1.B38:Sheet1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524744">
                <text:p>0.121524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595157">
                <text:p>0.11595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14209">
                <text:p>0.09714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57887">
                <text:p>0.10057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191958">
                <text:p>0.13191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489028">
                <text:p>0.17489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1731">
                <text:p>0.0831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1667065">
                <text:p>0.121667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241866">
                <text:p>0.13241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967369">
                <text:p>0.12967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0392215">
                <text:p>0.100392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316083">
                <text:p>0.14316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025275">
                <text:p>0.14025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667526">
                <text:p>0.12667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213072">
                <text:p>0.102130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